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Fira Code1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Fira Code" fo:font-size="10.5pt" fo:font-weight="normal" fo:background-color="#1e1e1e"/>
    </style:style>
    <style:style style:name="P2" style:family="paragraph" style:parent-style-name="Standard">
      <style:text-properties style:font-name="Fira Cod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gative Flanke nach 6ms</text:p>
      <text:p text:style-name="P1">positive Flanke nach 4ms</text:p>
      <text:p text:style-name="P1">negative Flanke nach 2ms</text:p>
      <text:p text:style-name="P1">positive Flanke nach 2ms</text:p>
      <text:p text:style-name="P1">negative Flanke nach 2ms</text:p>
      <text:p text:style-name="P1">positive Flanke nach 2ms</text:p>
      <text:p text:style-name="P1">negative Flanke nach 4ms</text:p>
      <text:p text:style-name="P1">positive Flanke nach 4ms</text:p>
      <text:p text:style-name="P1">negative Flanke nach 4ms</text:p>
      <text:p text:style-name="P1">positive Flanke nach 2ms</text:p>
      <text:p text:style-name="P1">negative Flanke nach 2ms</text:p>
      <text:p text:style-name="P1">positive Flanke nach 2ms</text:p>
      <text:p text:style-name="P1">negative Flanke nach 4ms</text:p>
      <text:p text:style-name="P1">positive Flanke nach 2ms</text:p>
      <text:p text:style-name="P1">negative Flanke nach 2ms</text:p>
      <text:p text:style-name="P1">positive Flanke nach 1ms</text:p>
      <text:p text:style-name="P1">negative Flanke nach 5ms</text:p>
      <text:p text:style-name="P1">positive Flanke nach 2ms</text:p>
      <text:p text:style-name="P1">negative Flanke nach 3ms</text:p>
      <text:p text:style-name="P1">positive Flanke nach 5ms</text:p>
      <text:p text:style-name="P1">negative Flanke nach 3ms</text:p>
      <text:p text:style-name="P1">positive Flanke nach 2ms</text:p>
      <text:p text:style-name="P1">negative Flanke nach 2ms</text:p>
      <text:p text:style-name="P1">positive Flanke nach 2ms</text:p>
      <text:p text:style-name="P1">negative Flanke nach 4ms</text:p>
      <text:p text:style-name="P1">positive Flanke nach 2ms</text:p>
      <text:p text:style-name="P1">negative Flanke nach 4ms</text:p>
      <text:p text:style-name="P1">positive Flanke nach 2ms</text:p>
      <text:p text:style-name="P1">negative Flanke nach 2ms</text:p>
      <text:p text:style-name="P1">positive Flanke nach 2ms</text:p>
      <text:p text:style-name="P1">negative Flanke nach 2ms</text:p>
      <text:p text:style-name="P1">positive Flanke nach 2ms</text:p>
      <text:p text:style-name="P1">negative Flanke nach 2ms</text:p>
      <text:p text:style-name="P1">positive Flanke nach 2ms</text:p>
      <text:p text:style-name="P1">negative Flanke nach 4ms</text:p>
      <text:p text:style-name="P1">positive Flanke nach 5ms</text:p>
      <text:p text:style-name="P1">negative Flanke nach 6ms</text:p>
      <text:p text:style-name="P1">positive Flanke nach 2ms</text:p>
      <text:p text:style-name="P1">negative Flanke nach 2ms</text:p>
      <text:p text:style-name="P1">positive Flanke nach 2ms</text:p>
      <text:p text:style-name="P1">negative Flanke nach 2ms</text:p>
      <text:p text:style-name="P1">positive Flanke nach 4ms</text:p>
      <text:p text:style-name="P1">negative Flanke nach 2ms</text:p>
      <text:p text:style-name="P1">positive Flanke nach 51687ms</text:p>
      <text:p text:style-name="P1">negative Flanke nach 6ms</text:p>
      <text:p text:style-name="P1">positive Flanke nach 3ms</text:p>
      <text:p text:style-name="P1">negative Flanke nach 2ms</text:p>
      <text:p text:style-name="P1"><text:soft-page-break/>positive Flanke nach 4ms</text:p>
      <text:p text:style-name="P1">negative Flanke nach 2ms</text:p>
      <text:p text:style-name="P1">positive Flanke nach 4ms</text:p>
      <text:p text:style-name="P1">negative Flanke nach 5ms</text:p>
      <text:p text:style-name="P1">positive Flanke nach 2ms</text:p>
      <text:p text:style-name="P1">negative Flanke nach 2ms</text:p>
      <text:p text:style-name="P1">positive Flanke nach 2ms</text:p>
      <text:p text:style-name="P1">negative Flanke nach 2ms</text:p>
      <text:p text:style-name="P1">positive Flanke nach 2ms</text:p>
      <text:p text:style-name="P1">negative Flanke nach 2ms</text:p>
      <text:p text:style-name="P1">positive Flanke nach 2ms</text:p>
      <text:p text:style-name="P1">negative Flanke nach 3ms</text:p>
      <text:p text:style-name="P1">positive Flanke nach 2ms</text:p>
      <text:p text:style-name="P1">negative Flanke nach 4ms</text:p>
      <text:p text:style-name="P1">positive Flanke nach 2ms</text:p>
      <text:p text:style-name="P1">negative Flanke nach 4ms</text:p>
      <text:p text:style-name="P1">positive Flanke nach 5ms</text:p>
      <text:p text:style-name="P1">negative Flanke nach 6ms</text:p>
      <text:p text:style-name="P1">positive Flanke nach 2ms</text:p>
      <text:p text:style-name="P1">negative Flanke nach 2ms</text:p>
      <text:p text:style-name="P1">positive Flanke nach 2ms</text:p>
      <text:p text:style-name="P1">negative Flanke nach 2ms</text:p>
      <text:p text:style-name="P1">positive Flanke nach 4ms</text:p>
      <text:p text:style-name="P1">negative Flanke nach 2ms</text:p>
      <text:p text:style-name="P1">positive Flanke nach 3759ms</text:p>
      <text:p text:style-name="P1">negative Flanke nach 6ms</text:p>
      <text:p text:style-name="P1">positive Flanke nach 2ms</text:p>
      <text:p text:style-name="P1">negative Flanke nach 2ms</text:p>
      <text:p text:style-name="P1">positive Flanke nach 2ms</text:p>
      <text:p text:style-name="P1">negative Flanke nach 4ms</text:p>
      <text:p text:style-name="P1">positive Flanke nach 2ms</text:p>
      <text:p text:style-name="P1">negative Flanke nach 2ms</text:p>
      <text:p text:style-name="P1">positive Flanke nach 4ms</text:p>
      <text:p text:style-name="P1">negative Flanke nach 2ms</text:p>
      <text:p text:style-name="P1">positive Flanke nach 2ms</text:p>
      <text:p text:style-name="P1">negative Flanke nach 2ms</text:p>
      <text:p text:style-name="P1">positive Flanke nach 2ms</text:p>
      <text:p text:style-name="P1">negative Flanke nach 2ms</text:p>
      <text:p text:style-name="P1">positive Flanke nach 2ms</text:p>
      <text:p text:style-name="P1">negative Flanke nach 2ms</text:p>
      <text:p text:style-name="P1">positive Flanke nach 2ms</text:p>
      <text:p text:style-name="P1">negative Flanke nach 2ms</text:p>
      <text:p text:style-name="P1">positive Flanke nach 2ms</text:p>
      <text:p text:style-name="P1">negative Flanke nach 4ms</text:p>
      <text:p text:style-name="P1">positive Flanke nach 5ms</text:p>
      <text:p text:style-name="P1">negative Flanke nach 6ms</text:p>
      <text:p text:style-name="P1">positive Flanke nach 2ms</text:p>
      <text:p text:style-name="P1"><text:soft-page-break/>negative Flanke nach 2ms</text:p>
      <text:p text:style-name="P1">positive Flanke nach 2ms</text:p>
      <text:p text:style-name="P1">negative Flanke nach 2ms</text:p>
      <text:p text:style-name="P1">positive Flanke nach 4ms</text:p>
      <text:p text:style-name="P1">negative Flanke nach 2ms</text:p>
      <text:p text:style-name="P1"/>
      <text:p text:style-name="Standard"/>
      <text:p text:style-name="P2">negative Flanke nach 6ms</text:p>
      <text:p text:style-name="P2">positive Flanke nach 4ms</text:p>
      <text:p text:style-name="P2">negative Flanke nach 2ms</text:p>
      <text:p text:style-name="P2">positive Flanke nach 2ms</text:p>
      <text:p text:style-name="P2">negative Flanke nach 2ms</text:p>
      <text:p text:style-name="P2">positive Flanke nach 2ms</text:p>
      <text:p text:style-name="P2">negative Flanke nach 4ms</text:p>
      <text:p text:style-name="P2">positive Flanke nach 4ms</text:p>
      <text:p text:style-name="P2">negative Flanke nach 4ms</text:p>
      <text:p text:style-name="P2">positive Flanke nach 2ms</text:p>
      <text:p text:style-name="P2">negative Flanke nach 2ms</text:p>
      <text:p text:style-name="P2">positive Flanke nach 2ms</text:p>
      <text:p text:style-name="P2">negative Flanke nach 4ms</text:p>
      <text:p text:style-name="P2">positive Flanke nach 2ms</text:p>
      <text:p text:style-name="P2">negative Flanke nach 2ms</text:p>
      <text:p text:style-name="P2">positive Flanke nach 2ms</text:p>
      <text:p text:style-name="P2">negative Flanke nach 4ms</text:p>
      <text:p text:style-name="P2">positive Flanke nach 2ms</text:p>
      <text:p text:style-name="P2">negative Flanke nach 4ms</text:p>
      <text:p text:style-name="P2">positive Flanke nach 4ms</text:p>
      <text:p text:style-name="P2">negative Flanke nach 4ms</text:p>
      <text:p text:style-name="P2">positive Flanke nach 2ms</text:p>
      <text:p text:style-name="P2">negative Flanke nach 2ms</text:p>
      <text:p text:style-name="P2">positive Flanke nach 2ms</text:p>
      <text:p text:style-name="P2">negative Flanke nach 4ms</text:p>
      <text:p text:style-name="P2">positive Flanke nach 2ms</text:p>
      <text:p text:style-name="P2">negative Flanke nach 4ms</text:p>
      <text:p text:style-name="P2">positive Flanke nach 2ms</text:p>
      <text:p text:style-name="P2">negative Flanke nach 2ms</text:p>
      <text:p text:style-name="P2">positive Flanke nach 2ms</text:p>
      <text:p text:style-name="P2">negative Flanke nach 2ms</text:p>
      <text:p text:style-name="P2">positive Flanke nach 2ms</text:p>
      <text:p text:style-name="P2">negative Flanke nach 2ms</text:p>
      <text:p text:style-name="P2">positive Flanke nach 2ms</text:p>
      <text:p text:style-name="P2">negative Flanke nach 4ms</text:p>
      <text:p text:style-name="P2">positive Flanke nach 5ms</text:p>
      <text:p text:style-name="P2">negative Flanke nach 6ms</text:p>
      <text:p text:style-name="P2">positive Flanke nach 2ms</text:p>
      <text:p text:style-name="P2">negative Flanke nach 2ms</text:p>
      <text:p text:style-name="P2">positive Flanke nach 1ms</text:p>
      <text:p text:style-name="P2"><text:soft-page-break/>negative Flanke nach 2ms</text:p>
      <text:p text:style-name="P2">positive Flanke nach 4ms</text:p>
      <text:p text:style-name="P2">negative Flanke nach 2ms</text:p>
      <text:p text:style-name="P2">positive Flanke nach 55425ms</text:p>
      <text:p text:style-name="P2">negative Flanke nach 6ms</text:p>
      <text:p text:style-name="P2">positive Flanke nach 2ms</text:p>
      <text:p text:style-name="P2">negative Flanke nach 2ms</text:p>
      <text:p text:style-name="P2">positive Flanke nach 2ms</text:p>
      <text:p text:style-name="P2">negative Flanke nach 4ms</text:p>
      <text:p text:style-name="P2">positive Flanke nach 2ms</text:p>
      <text:p text:style-name="P2">negative Flanke nach 2ms</text:p>
      <text:p text:style-name="P2">positive Flanke nach 4ms</text:p>
      <text:p text:style-name="P2">negative Flanke nach 2ms</text:p>
      <text:p text:style-name="P2">positive Flanke nach 1ms</text:p>
      <text:p text:style-name="P2">negative Flanke nach 3ms</text:p>
      <text:p text:style-name="P2">positive Flanke nach 2ms</text:p>
      <text:p text:style-name="P2">negative Flanke nach 1ms</text:p>
      <text:p text:style-name="P2">positive Flanke nach 2ms</text:p>
      <text:p text:style-name="P2">negative Flanke nach 2ms</text:p>
      <text:p text:style-name="P2">positive Flanke nach 2ms</text:p>
      <text:p text:style-name="P2">negative Flanke nach 2ms</text:p>
      <text:p text:style-name="P2">positive Flanke nach 2ms</text:p>
      <text:p text:style-name="P2">negative Flanke nach 4ms</text:p>
      <text:p text:style-name="P2">positive Flanke nach 5ms</text:p>
      <text:p text:style-name="P2">negative Flanke nach 6ms</text:p>
      <text:p text:style-name="P2">positive Flanke nach 2ms</text:p>
      <text:p text:style-name="P2">negative Flanke nach 2ms</text:p>
      <text:p text:style-name="P2">positive Flanke nach 2ms</text:p>
      <text:p text:style-name="P2">negative Flanke nach 2ms</text:p>
      <text:p text:style-name="P2">positive Flanke nach 4ms</text:p>
      <text:p text:style-name="P2">negative Flanke nach 2ms</text:p>
      <text:p text:style-name="P2"/>
      <text:p text:style-name="P2"/>
      <text:p text:style-name="P2">positive Flanke nach 27818209us</text:p>
      <text:p text:style-name="P2">negative Flanke nach 6004us</text:p>
      <text:p text:style-name="P2">positive Flanke nach 4059us</text:p>
      <text:p text:style-name="P2">negative Flanke nach 1941us</text:p>
      <text:p text:style-name="P2">positive Flanke nach 1958us</text:p>
      <text:p text:style-name="P2">negative Flanke nach 1958us</text:p>
      <text:p text:style-name="P2">positive Flanke nach 1956us</text:p>
      <text:p text:style-name="P2">negative Flanke nach 4036us</text:p>
      <text:p text:style-name="P2">positive Flanke nach 4033us</text:p>
      <text:p text:style-name="P2">negative Flanke nach 4034us</text:p>
      <text:p text:style-name="P2">positive Flanke nach 1952us</text:p>
      <text:p text:style-name="P2">negative Flanke nach 1957us</text:p>
      <text:p text:style-name="P2">positive Flanke nach 1956us</text:p>
      <text:p text:style-name="P2">negative Flanke nach 4083us</text:p>
      <text:p text:style-name="P2"><text:soft-page-break/>positive Flanke nach 1953us</text:p>
      <text:p text:style-name="P2">negative Flanke nach 1959us</text:p>
      <text:p text:style-name="P2">positive Flanke nach 1950us</text:p>
      <text:p text:style-name="P2">negative Flanke nach 4037us</text:p>
      <text:p text:style-name="P2">positive Flanke nach 2036us</text:p>
      <text:p text:style-name="P2">negative Flanke nach 3930us</text:p>
      <text:p text:style-name="P2">positive Flanke nach 3845us</text:p>
      <text:p text:style-name="P2">negative Flanke nach 4109us</text:p>
      <text:p text:style-name="P2">positive Flanke nach 1954us</text:p>
      <text:p text:style-name="P2">negative Flanke nach 1960us</text:p>
      <text:p text:style-name="P2">positive Flanke nach 1953us</text:p>
      <text:p text:style-name="P2">negative Flanke nach 4036us</text:p>
      <text:p text:style-name="P2">positive Flanke nach 1954us</text:p>
      <text:p text:style-name="P2">negative Flanke nach 4041us</text:p>
      <text:p text:style-name="P2">positive Flanke nach 1956us</text:p>
      <text:p text:style-name="P2">negative Flanke nach 1955us</text:p>
      <text:p text:style-name="P2">positive Flanke nach 1951us</text:p>
      <text:p text:style-name="P2">negative Flanke nach 2004us</text:p>
      <text:p text:style-name="P2">positive Flanke nach 1955us</text:p>
      <text:p text:style-name="P2">negative Flanke nach 1959us</text:p>
      <text:p text:style-name="P2">positive Flanke nach 2165us</text:p>
      <text:p text:style-name="P2">negative Flanke nach 3821us</text:p>
      <text:p text:style-name="P2">positive Flanke nach 5064us</text:p>
      <text:p text:style-name="P2">negative Flanke nach 5899us</text:p>
      <text:p text:style-name="P2">positive Flanke nach 1950us</text:p>
      <text:p text:style-name="P2">negative Flanke nach 1959us</text:p>
      <text:p text:style-name="P2">positive Flanke nach 1975us</text:p>
      <text:p text:style-name="P2">negative Flanke nach 1957us</text:p>
      <text:p text:style-name="P2">positive Flanke nach 4034us</text:p>
      <text:p text:style-name="P2">negative Flanke nach 1955us</text:p>
      <text:p text:style-name="P2">positive Flanke nach 55165831us</text:p>
      <text:p text:style-name="P2">negative Flanke nach 5962us</text:p>
      <text:p text:style-name="P2">positive Flanke nach 1956us</text:p>
      <text:p text:style-name="P2">negative Flanke nach 2165us</text:p>
      <text:p text:style-name="P2">positive Flanke nach 1956us</text:p>
      <text:p text:style-name="P2">negative Flanke nach 3832us</text:p>
      <text:p text:style-name="P2">positive Flanke nach 1974us</text:p>
      <text:p text:style-name="P2">negative Flanke nach 2173us</text:p>
      <text:p text:style-name="P2">positive Flanke nach 3826us</text:p>
      <text:p text:style-name="P2">negative Flanke nach 1965us</text:p>
      <text:p text:style-name="P2">positive Flanke nach 2160us</text:p>
      <text:p text:style-name="P2">negative Flanke nach 1956us</text:p>
      <text:p text:style-name="P2">positive Flanke nach 1949us</text:p>
      <text:p text:style-name="P2">negative Flanke nach 1954us</text:p>
      <text:p text:style-name="P2">positive Flanke nach 1957us</text:p>
      <text:p text:style-name="P2">negative Flanke nach 1954us</text:p>
      <text:p text:style-name="P2">positive Flanke nach 1952us</text:p>
      <text:p text:style-name="P2"><text:soft-page-break/>negative Flanke nach 2165us</text:p>
      <text:p text:style-name="P2">positive Flanke nach 1954us</text:p>
      <text:p text:style-name="P2">negative Flanke nach 3880us</text:p>
      <text:p text:style-name="P2">positive Flanke nach 5074us</text:p>
      <text:p text:style-name="P2">negative Flanke nach 5915us</text:p>
      <text:p text:style-name="P2">positive Flanke nach 1850us</text:p>
      <text:p text:style-name="P2">negative Flanke nach 2068us</text:p>
      <text:p text:style-name="P2">positive Flanke nach 1963us</text:p>
      <text:p text:style-name="P2">negative Flanke nach 1955us</text:p>
      <text:p text:style-name="P2">positive Flanke nach 3887us</text:p>
      <text:p text:style-name="P2">negative Flanke nach 1959us</text:p>
      <text:p text:style-name="P2"/>
      <text:p text:style-name="P2">positive Flanke nach 40790977us</text:p>
      <text:p text:style-name="P2">negative Flanke nach 6067us</text:p>
      <text:p text:style-name="P2">positive Flanke nach 3807us</text:p>
      <text:p text:style-name="P2">negative Flanke nach 2033us</text:p>
      <text:p text:style-name="P2">positive Flanke nach 2212us</text:p>
      <text:p text:style-name="P2">negative Flanke nach 1831us</text:p>
      <text:p text:style-name="P2">positive Flanke nach 2034us</text:p>
      <text:p text:style-name="P2">negative Flanke nach 3960us</text:p>
      <text:p text:style-name="P2">positive Flanke nach 3957us</text:p>
      <text:p text:style-name="P2">negative Flanke nach 3920us</text:p>
      <text:p text:style-name="P2">positive Flanke nach 2026us</text:p>
      <text:p text:style-name="P2">negative Flanke nach 2035us</text:p>
      <text:p text:style-name="P2">positive Flanke nach 2034us</text:p>
      <text:p text:style-name="P2">negative Flanke nach 3953us</text:p>
      <text:p text:style-name="P2">positive Flanke nach 1749us</text:p>
      <text:p text:style-name="P2">negative Flanke nach 2018us</text:p>
      <text:p text:style-name="P2">positive Flanke nach 2294us</text:p>
      <text:p text:style-name="P2">negative Flanke nach 3722us</text:p>
      <text:p text:style-name="P2">positive Flanke nach 2024us</text:p>
      <text:p text:style-name="P2">negative Flanke nach 4030us</text:p>
      <text:p text:style-name="P2">positive Flanke nach 3933us</text:p>
      <text:p text:style-name="P2">negative Flanke nach 3909us</text:p>
      <text:p text:style-name="P2">positive Flanke nach 2027us</text:p>
      <text:p text:style-name="P2">negative Flanke nach 2025us</text:p>
      <text:p text:style-name="P2">positive Flanke nach 2033us</text:p>
      <text:p text:style-name="P2">negative Flanke nach 3961us</text:p>
      <text:p text:style-name="P2">positive Flanke nach 2013us</text:p>
      <text:p text:style-name="P2">negative Flanke nach 4039us</text:p>
      <text:p text:style-name="P2">positive Flanke nach 1751us</text:p>
      <text:p text:style-name="P2">negative Flanke nach 2024us</text:p>
      <text:p text:style-name="P2">positive Flanke nach 2024us</text:p>
      <text:p text:style-name="P2">negative Flanke nach 2035us</text:p>
      <text:p text:style-name="P2">positive Flanke nach 2012us</text:p>
      <text:p text:style-name="P2">negative Flanke nach 2035us</text:p>
      <text:p text:style-name="P2">positive Flanke nach 2002us</text:p>
      <text:p text:style-name="P2"><text:soft-page-break/>negative Flanke nach 3940us</text:p>
      <text:p text:style-name="P2">positive Flanke nach 4985us</text:p>
      <text:p text:style-name="P2">negative Flanke nach 5926us</text:p>
      <text:p text:style-name="P2">positive Flanke nach 1889us</text:p>
      <text:p text:style-name="P2">negative Flanke nach 2026us</text:p>
      <text:p text:style-name="P2">positive Flanke nach 2019us</text:p>
      <text:p text:style-name="P2">negative Flanke nach 2022us</text:p>
      <text:p text:style-name="P2">positive Flanke nach 3914us</text:p>
      <text:p text:style-name="P2">negative Flanke nach 2033us</text:p>
      <text:p text:style-name="P2">positive Flanke nach 55208360us</text:p>
      <text:p text:style-name="P2">negative Flanke nach 5971us</text:p>
      <text:p text:style-name="P2">positive Flanke nach 2036us</text:p>
      <text:p text:style-name="P2">negative Flanke nach 2035us</text:p>
      <text:p text:style-name="P2">positive Flanke nach 2034us</text:p>
      <text:p text:style-name="P2">negative Flanke nach 4072us</text:p>
      <text:p text:style-name="P2">positive Flanke nach 1764us</text:p>
      <text:p text:style-name="P2">negative Flanke nach 2349us</text:p>
      <text:p text:style-name="P2">positive Flanke nach 3836us</text:p>
      <text:p text:style-name="P2">negative Flanke nach 1759us</text:p>
      <text:p text:style-name="P2">positive Flanke nach 2033us</text:p>
      <text:p text:style-name="P2">negative Flanke nach 2025us</text:p>
      <text:p text:style-name="P2">positive Flanke nach 2034us</text:p>
      <text:p text:style-name="P2">negative Flanke nach 2035us</text:p>
      <text:p text:style-name="P2">positive Flanke nach 2034us</text:p>
      <text:p text:style-name="P2">negative Flanke nach 1760us</text:p>
      <text:p text:style-name="P2">positive Flanke nach 2034us</text:p>
      <text:p text:style-name="P2">negative Flanke nach 2035us</text:p>
      <text:p text:style-name="P2">positive Flanke nach 2034us</text:p>
      <text:p text:style-name="P2">negative Flanke nach 4035us</text:p>
      <text:p text:style-name="P2">positive Flanke nach 4877us</text:p>
      <text:p text:style-name="P2">negative Flanke nach 5922us</text:p>
      <text:p text:style-name="P2">positive Flanke nach 2047us</text:p>
      <text:p text:style-name="P2">negative Flanke nach 2028us</text:p>
      <text:p text:style-name="P2">positive Flanke nach 2038us</text:p>
      <text:p text:style-name="P2">negative Flanke nach 1741us</text:p>
      <text:p text:style-name="P2">positive Flanke nach 4033us</text:p>
      <text:p text:style-name="P2">negative Flanke nach 2045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, 'Droid Sans Mono', monospace, monospace, 'Droid Sans Fallback'"/>
    <style:font-face style:name="Lohit Devanagari1" svg:font-family="'Lohit Devanagari'"/>
    <style:font-face style:name="Fira Code1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1:21:26.454390236</meta:creation-date>
    <dc:date>2019-05-31T14:57:51.969131515</dc:date>
    <meta:editing-duration>PT2H51M21S</meta:editing-duration>
    <meta:editing-cycles>1</meta:editing-cycles>
    <meta:document-statistic meta:table-count="0" meta:image-count="0" meta:object-count="0" meta:page-count="7" meta:paragraph-count="314" meta:word-count="1256" meta:character-count="7995" meta:non-whitespace-character-count="7053"/>
    <meta:generator>LibreOffice/6.2.3.2$Linux_X86_64 LibreOffice_project/20$Build-2</meta:generator>
  </office:meta>
</office:document-meta>
</file>